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b534" officeooo:paragraph-rsid="001cc7af"/>
    </style:style>
    <style:style style:name="P2" style:family="paragraph" style:parent-style-name="Standard">
      <style:text-properties fo:font-style="italic" style:text-underline-style="solid" style:text-underline-width="auto" style:text-underline-color="font-color" officeooo:rsid="001aca22" officeooo:paragraph-rsid="001cc7af" style:font-style-asian="italic" style:font-style-complex="italic"/>
    </style:style>
    <style:style style:name="P3" style:family="paragraph" style:parent-style-name="Standard">
      <style:text-properties fo:font-style="italic" style:text-underline-style="solid" style:text-underline-width="auto" style:text-underline-color="font-color" officeooo:paragraph-rsid="001cc7af" style:font-style-asian="italic" style:font-style-complex="italic"/>
    </style:style>
    <style:style style:name="P4" style:family="paragraph" style:parent-style-name="Standard">
      <style:text-properties officeooo:rsid="00211a21" officeooo:paragraph-rsid="001cc7af"/>
    </style:style>
    <style:style style:name="P5" style:family="paragraph" style:parent-style-name="Standard">
      <style:text-properties officeooo:rsid="001aca22" officeooo:paragraph-rsid="001cc7af"/>
    </style:style>
    <style:style style:name="P6" style:family="paragraph" style:parent-style-name="Standard">
      <style:text-properties officeooo:rsid="00276347" officeooo:paragraph-rsid="001cc7af"/>
    </style:style>
    <style:style style:name="P7" style:family="paragraph" style:parent-style-name="Standard" style:list-style-name="L2">
      <style:text-properties officeooo:paragraph-rsid="001cc7af"/>
    </style:style>
    <style:style style:name="P8" style:family="paragraph" style:parent-style-name="Standard">
      <style:text-properties fo:font-style="normal" style:text-underline-style="none" officeooo:rsid="001aca22" officeooo:paragraph-rsid="001cc7af" style:font-style-asian="normal" style:font-style-complex="normal"/>
    </style:style>
    <style:style style:name="P9" style:family="paragraph" style:parent-style-name="Standard" style:list-style-name="L5">
      <style:text-properties officeooo:paragraph-rsid="001cc7af"/>
    </style:style>
    <style:style style:name="P10" style:family="paragraph" style:parent-style-name="Standard">
      <style:text-properties officeooo:paragraph-rsid="001cc7af"/>
    </style:style>
    <style:style style:name="P11" style:family="paragraph" style:parent-style-name="Standard" style:list-style-name="L2">
      <loext:graphic-properties draw:fill="none"/>
      <style:paragraph-properties fo:margin-left="0.9cm" fo:margin-right="0cm" fo:text-indent="-0.6cm" style:auto-text-indent="false" fo:background-color="transparent"/>
      <style:text-properties officeooo:paragraph-rsid="001cc7af"/>
    </style:style>
    <style:style style:name="P12" style:family="paragraph" style:parent-style-name="Standard" style:list-style-name="L2" style:master-page-name="">
      <loext:graphic-properties draw:fill="none"/>
      <style:paragraph-properties fo:margin-left="0.9cm" fo:margin-right="0cm" fo:text-indent="-0.6cm" style:auto-text-indent="false" style:page-number="auto" fo:background-color="transparent"/>
      <style:text-properties officeooo:rsid="00276347" officeooo:paragraph-rsid="001cc7af"/>
    </style:style>
    <style:style style:name="P13" style:family="paragraph" style:parent-style-name="Standard" style:list-style-name="L4" style:master-page-name="">
      <loext:graphic-properties draw:fill="none"/>
      <style:paragraph-properties fo:margin-left="0.9cm" fo:margin-right="0cm" fo:text-indent="-0.6cm" style:auto-text-indent="false" style:page-number="auto" fo:background-color="transparent"/>
      <style:text-properties officeooo:rsid="002a5585" officeooo:paragraph-rsid="001cc7af"/>
    </style:style>
    <style:style style:name="T1" style:family="text">
      <style:text-properties officeooo:rsid="002472e0"/>
    </style:style>
    <style:style style:name="T2" style:family="text">
      <style:text-properties fo:font-weight="bold" style:font-weight-asian="bold" style:font-weight-complex="bold"/>
    </style:style>
    <style:style style:name="T3" style:family="text">
      <style:text-properties officeooo:rsid="00211a21"/>
    </style:style>
    <style:style style:name="T4" style:family="text">
      <style:text-properties officeooo:rsid="00276347"/>
    </style:style>
    <style:style style:name="T5" style:family="text">
      <style:text-properties officeooo:rsid="0029306c"/>
    </style:style>
    <style:style style:name="T6" style:family="text">
      <style:text-properties officeooo:rsid="0025b303"/>
    </style:style>
    <style:style style:name="T7" style:family="text">
      <style:text-properties officeooo:rsid="002647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emier Jour </text:span></text:p>
      <text:p text:style-name="P1"/>
      <text:p text:style-name="P3"><text:span text:style-name="T3">Présentation d</text:span><text:span text:style-name="T4">e l’entreprise</text:span></text:p>
      <text:p text:style-name="P4"/>
      <text:p text:style-name="P10"><text:span text:style-name="T4">La société Webs Corporate est spécialisée en création de sites webs et intervient auprès de ces clients principalement des photographes. Elle emploie des développeurs webs qui interviennent directement auprès des clients pour crée leurs sites webs pour présenter leur travail, mais aussi des liens vers des sites marchands pour réaliser de la vente en ligne.</text:span></text:p>
      <text:p text:style-name="P4"/>
      <text:p text:style-name="P4"/>
      <text:p text:style-name="P2">Présentation générale du réseau </text:p>
      <text:p text:style-name="P5"/>
      <text:p text:style-name="P6">La société est structuré en 3 sous réseaux : </text:p>
      <text:list xml:id="list3193312458" text:style-name="L2">
        <text:list-item>
          <text:p text:style-name="P12">VMBR0 qui regroupe tous les services du réseau interne de l’entreprise : VPN, Proxmox, FireWall et ordinateurs d’admistration</text:p>
        </text:list-item>
        <text:list-item>
          <text:p text:style-name="P11"><text:span text:style-name="T4">VMBR1 qui regroupe les services dédiés à la sécurité informatique :</text:span></text:p>
          <text:list>
            <text:list-item>
              <text:p text:style-name="P7"><text:span text:style-name="T4">un </text:span><text:span text:style-name="T5">premier</text:span><text:span text:style-name="T4"> serveur pour MISP </text:span></text:p>
            </text:list-item>
            <text:list-item>
              <text:p text:style-name="P7"><text:span text:style-name="T4">un second </text:span><text:span text:style-name="T5">serveur </text:span><text:span text:style-name="T4">pour SELKS : IDS de l’entreprise, non paramétré, implémenté seulement des règles standards proposées par le logiciel</text:span></text:p>
            </text:list-item>
          </text:list>
        </text:list-item>
      </text:list>
      <text:list xml:id="list1687908121" text:style-name="L4">
        <text:list-item>
          <text:p text:style-name="P13">VMBR2 qui regroupe tous les serveurs Webs clients, ainsi que les ordinateurs de bureau de l’entreprise (2 Windows Pro et une Kali)</text:p>
        </text:list-item>
      </text:list>
      <text:p text:style-name="P5"/>
      <text:p text:style-name="P5"/>
      <text:p text:style-name="P8"><text:span text:style-name="T6">C</text:span>redentials <text:span text:style-name="T7">de l’infrastructure :</text:span></text:p>
      <text:list xml:id="list3286975519" text:style-name="L5">
        <text:list-item>
          <text:p text:style-name="P9"><text:span text:style-name="T1">Kali</text:span><text:span text:style-name="T7">Pentest</text:span><text:span text:style-name="T1"> : <text:s/>172.16.25.100 : user = kalif <text:s/>- <text:s/>mdp = Kalif1337</text:span></text:p>
        </text:list-item>
        <text:list-item>
          <text:p text:style-name="P9"><text:span text:style-name="T1">MISP : via </text:span><text:a xlink:type="simple" xlink:href="https://172.16.15.100/" text:style-name="Internet_20_link" text:visited-style-name="Visited_20_Internet_20_Link"><text:span text:style-name="T1">https://172.16.15.100</text:span></text:a><text:span text:style-name="T1"> : user = </text:span><text:a xlink:type="simple" xlink:href="mailto:admin@admin.test" text:style-name="Internet_20_link" text:visited-style-name="Visited_20_Internet_20_Link"><text:span text:style-name="T1">admin@admin.test</text:span></text:a><text:span text:style-name="T1"> <text:s/>- <text:s/>mdp = </text:span><text:a xlink:type="simple" xlink:href="mailto:Tardigrad@1337" text:style-name="Internet_20_link" text:visited-style-name="Visited_20_Internet_20_Link"><text:span text:style-name="T1">Tardigrad@1337</text:span></text:a></text:p>
        </text:list-item>
        <text:list-item>
          <text:p text:style-name="P9"><text:span text:style-name="T1">SELS : via </text:span><text:a xlink:type="simple" xlink:href="https://172.16.15.99/" text:style-name="Internet_20_link" text:visited-style-name="Visited_20_Internet_20_Link"><text:span text:style-name="T1">https://172.16.15.99</text:span></text:a><text:span text:style-name="T1"> : user = selks-user <text:s/>- <text:s/>mdp = selks-user</text:span></text:p>
        </text:list-item>
        <text:list-item>
          <text:p text:style-name="P9"><text:span text:style-name="T1">Web : </text:span><text:a xlink:type="simple" xlink:href="http://172.16.25.98/" text:style-name="Internet_20_link" text:visited-style-name="Visited_20_Internet_20_Link"><text:span text:style-name="T1">http://172.16.25.98</text:span></text:a><text:span text:style-name="T1"> : user = web-user <text:s/>- <text:s/>mdp = SerialKiller</text:span></text:p>
        </text:list-item>
        <text:list-item>
          <text:p text:style-name="P9"><text:span text:style-name="T1">Windows 10 : user = coralie ilfebo – mdp = fleur86</text:span></text:p>
        </text:list-item>
        <text:list-item>
          <text:p text:style-name="P9"><text:span text:style-name="T1">Windows 10 : user = michel henton – mdp = D@vidso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7T15:20:34.920967585</meta:creation-date>
    <dc:date>2020-09-17T15:21:01.812673317</dc:date>
    <meta:editing-duration>PT27S</meta:editing-duration>
    <meta:editing-cycles>1</meta:editing-cycles>
    <meta:document-statistic meta:table-count="0" meta:image-count="0" meta:object-count="0" meta:page-count="1" meta:paragraph-count="17" meta:word-count="230" meta:character-count="1389" meta:non-whitespace-character-count="1172"/>
    <meta:generator>LibreOffice/7.0.1.1.0$Linux_X86_64 LibreOffice_project/00$Build-1</meta:generator>
  </office:meta>
</office:document-meta>
</file>